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odEnabled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&quot; &amp; [.B5] &amp; [.E5] &amp; &quot;)&quot;; &quot;&quot;)" office:value-type="string" office:string-value="JsonUtil.SetIntValue(configFile, &quot;modEnabled&quot;, modEnabled as int)" calcext:value-type="string">
            <text:p>JsonUtil.SetIntValue(configFile, "modEnabled", modEnabled as int)</text:p>
          </table:table-cell>
          <table:table-cell table:formula="of:=IF([.A5]&lt;&gt;&quot;&quot;; [.B5] &amp; &quot; = JsonUtil.Get&quot; &amp; [.D5] &amp; &quot;Value(&quot; &amp; [.$B$1] &amp; &quot;, &quot;&quot;&quot; &amp; [.B5] &amp; &quot;&quot;&quot;)&quot;; &quot;&quot;)" office:value-type="string" office:string-value="modEnabled = JsonUtil.GetIntValue(configFile, &quot;modEnabled&quot;)" calcext:value-type="string">
            <text:p>modEnabled = JsonUtil.GetIntValue(configFile, "mod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TestMode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&quot; &amp; [.B6] &amp; [.E6] &amp; &quot;)&quot;; &quot;&quot;)" office:value-type="string" office:string-value="JsonUtil.SetIntValue(configFile, &quot;enableTestMode&quot;, enableTestMode as int)" calcext:value-type="string">
            <text:p>JsonUtil.SetIntValue(configFile, "enableTestMode", enableTestMode as int)</text:p>
          </table:table-cell>
          <table:table-cell table:formula="of:=IF([.A6]&lt;&gt;&quot;&quot;; [.B6] &amp; &quot; = JsonUtil.Get&quot; &amp; [.D6] &amp; &quot;Value(&quot; &amp; [.$B$1] &amp; &quot;, &quot;&quot;&quot; &amp; [.B6] &amp; &quot;&quot;&quot;)&quot;; &quot;&quot;)" office:value-type="string" office:string-value="enableTestMode = JsonUtil.GetIntValue(configFile, &quot;enableTestMode&quot;)" calcext:value-type="string">
            <text:p>enableTestMode = JsonUtil.GetIntValue(configFile, "enableTestMod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7]=&quot;bool&quot;; &quot;Int&quot;; PROPER([.A7])))" office:value-type="string" office:string-value="Int" calcext:value-type="string">
            <text:p>Int</text:p>
          </table:table-cell>
          <table:table-cell table:formula="of:=T(IF([.A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&quot; &amp; [.B7] &amp; [.E7] &amp; &quot;)&quot;; &quot;&quot;)" office:value-type="string" office:string-value="JsonUtil.SetIntValue(configFile, &quot;debugLogFlag&quot;, debugLogFlag as int)" calcext:value-type="string">
            <text:p>JsonUtil.SetIntValue(configFile, "debugLogFlag", debugLogFlag as int)</text:p>
          </table:table-cell>
          <table:table-cell table:formula="of:=IF([.A7]&lt;&gt;&quot;&quot;; [.B7] &amp; &quot; = JsonUtil.Get&quot; &amp; [.D7] &amp; &quot;Value(&quot; &amp; [.$B$1] &amp; &quot;, &quot;&quot;&quot; &amp; [.B7] &amp; &quot;&quot;&quot;)&quot;; &quot;&quot;)" office:value-type="string" office:string-value="debugLogFlag = JsonUtil.GetIntValue(configFile, &quot;debugLogFlag&quot;)" calcext:value-type="string">
            <text:p>debugLogFlag = JsonUtil.GetIntValue(configFile, "debugLogFlag")</text:p>
          </table:table-cell>
        </table:table-row>
        <table:table-row table:style-name="ro1">
          <table:table-cell table:number-columns-repeated="3"/>
          <table:table-cell table:formula="of:=T(IF([.A8]=&quot;bool&quot;; &quot;Int&quot;; PROPER([.A8])))">
            <text:p/>
          </table:table-cell>
          <table:table-cell table:formula="of:=T(IF([.A8]=&quot;bool&quot;;&quot; as int&quot;;&quot;&quot;))">
            <text:p/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>
            <text:p/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weakSkinAdjust</text:p>
          </table:table-cell>
          <table:table-cell/>
          <table:table-cell table:formula="of:=T(IF([.A9]=&quot;bool&quot;; &quot;Int&quot;; PROPER([.A9])))" office:value-type="string" office:string-value="Int" calcext:value-type="string">
            <text:p>Int</text:p>
          </table:table-cell>
          <table:table-cell table:formula="of:=T(IF([.A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&quot; &amp; [.B9] &amp; [.E9] &amp; &quot;)&quot;; &quot;&quot;)" office:value-type="string" office:string-value="JsonUtil.SetIntValue(configFile, &quot;weakSkinAdjust&quot;, weakSkinAdjust as int)" calcext:value-type="string">
            <text:p>JsonUtil.SetIntValue(configFile, "weakSkinAdjust", weakSkinAdjust as int)</text:p>
          </table:table-cell>
          <table:table-cell table:formula="of:=IF([.A9]&lt;&gt;&quot;&quot;; [.B9] &amp; &quot; = JsonUtil.Get&quot; &amp; [.D9] &amp; &quot;Value(&quot; &amp; [.$B$1] &amp; &quot;, &quot;&quot;&quot; &amp; [.B9] &amp; &quot;&quot;&quot;)&quot;; &quot;&quot;)" office:value-type="string" office:string-value="weakSkinAdjust = JsonUtil.GetIntValue(configFile, &quot;weakSkinAdjust&quot;)" calcext:value-type="string">
            <text:p>weakSkinAdjust = JsonUtil.GetIntValue(configFile, "weakSkinAdjust"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baseAlphaMale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>
            <text:p/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&quot; &amp; [.B11] &amp; [.E11] &amp; &quot;)&quot;; &quot;&quot;)" office:value-type="string" office:string-value="JsonUtil.SetIntValue(configFile, &quot;baseAlphaMale&quot;, baseAlphaMale)" calcext:value-type="string">
            <text:p>JsonUtil.SetIntValue(configFile, "baseAlphaMale", baseAlphaMale)</text:p>
          </table:table-cell>
          <table:table-cell table:formula="of:=IF([.A11]&lt;&gt;&quot;&quot;; [.B11] &amp; &quot; = JsonUtil.Get&quot; &amp; [.D11] &amp; &quot;Value(&quot; &amp; [.$B$1] &amp; &quot;, &quot;&quot;&quot; &amp; [.B11] &amp; &quot;&quot;&quot;)&quot;; &quot;&quot;)" office:value-type="string" office:string-value="baseAlphaMale = JsonUtil.GetIntValue(configFile, &quot;baseAlphaMale&quot;)" calcext:value-type="string">
            <text:p>baseAlphaMale = JsonUtil.GetIntValue(configFile, "baseAlphaMal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exAlphaMale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>
            <text:p/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&quot; &amp; [.B12] &amp; [.E12] &amp; &quot;)&quot;; &quot;&quot;)" office:value-type="string" office:string-value="JsonUtil.SetIntValue(configFile, &quot;sexAlphaMale&quot;, sexAlphaMale)" calcext:value-type="string">
            <text:p>JsonUtil.SetIntValue(configFile, "sexAlphaMale", sexAlphaMale)</text:p>
          </table:table-cell>
          <table:table-cell table:formula="of:=IF([.A12]&lt;&gt;&quot;&quot;; [.B12] &amp; &quot; = JsonUtil.Get&quot; &amp; [.D12] &amp; &quot;Value(&quot; &amp; [.$B$1] &amp; &quot;, &quot;&quot;&quot; &amp; [.B12] &amp; &quot;&quot;&quot;)&quot;; &quot;&quot;)" office:value-type="string" office:string-value="sexAlphaMale = JsonUtil.GetIntValue(configFile, &quot;sexAlphaMale&quot;)" calcext:value-type="string">
            <text:p>sexAlphaMale = JsonUtil.GetIntValue(configFile, "sexAlphaMal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deAlphaMale</text:p>
          </table:table-cell>
          <table:table-cell/>
          <table:table-cell table:formula="of:=T(IF([.A13]=&quot;bool&quot;; &quot;Int&quot;; PROPER([.A13])))" office:value-type="string" office:string-value="Int" calcext:value-type="string">
            <text:p>Int</text:p>
          </table:table-cell>
          <table:table-cell table:formula="of:=T(IF([.A13]=&quot;bool&quot;;&quot; as int&quot;;&quot;&quot;))">
            <text:p/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&quot; &amp; [.B13] &amp; [.E13] &amp; &quot;)&quot;; &quot;&quot;)" office:value-type="string" office:string-value="JsonUtil.SetIntValue(configFile, &quot;nudeAlphaMale&quot;, nudeAlphaMale)" calcext:value-type="string">
            <text:p>JsonUtil.SetIntValue(configFile, "nudeAlphaMale", nudeAlphaMale)</text:p>
          </table:table-cell>
          <table:table-cell table:formula="of:=IF([.A13]&lt;&gt;&quot;&quot;; [.B13] &amp; &quot; = JsonUtil.Get&quot; &amp; [.D13] &amp; &quot;Value(&quot; &amp; [.$B$1] &amp; &quot;, &quot;&quot;&quot; &amp; [.B13] &amp; &quot;&quot;&quot;)&quot;; &quot;&quot;)" office:value-type="string" office:string-value="nudeAlphaMale = JsonUtil.GetIntValue(configFile, &quot;nudeAlphaMale&quot;)" calcext:value-type="string">
            <text:p>nudeAlphaMale = JsonUtil.GetIntValue(configFile, "nudeAlphaMal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baseAlphaFemale</text:p>
          </table:table-cell>
          <table:table-cell/>
          <table:table-cell table:formula="of:=T(IF([.A14]=&quot;bool&quot;; &quot;Int&quot;; PROPER([.A14])))" office:value-type="string" office:string-value="Int" calcext:value-type="string">
            <text:p>Int</text:p>
          </table:table-cell>
          <table:table-cell table:formula="of:=T(IF([.A14]=&quot;bool&quot;;&quot; as int&quot;;&quot;&quot;))">
            <text:p/>
          </table:table-cell>
          <table:table-cell/>
          <table:table-cell table:formula="of:=IF([.A14]&lt;&gt;&quot;&quot;; &quot;JsonUtil.Set&quot; &amp; [.D14] &amp; &quot;Value(&quot; &amp; [.$B$1] &amp; &quot;, &quot;&quot;&quot; &amp; [.B14] &amp; &quot;&quot;&quot;, &quot; &amp; [.B14] &amp; [.E14] &amp; &quot;)&quot;; &quot;&quot;)" office:value-type="string" office:string-value="JsonUtil.SetIntValue(configFile, &quot;baseAlphaFemale&quot;, baseAlphaFemale)" calcext:value-type="string">
            <text:p>JsonUtil.SetIntValue(configFile, "baseAlphaFemale", baseAlphaFemale)</text:p>
          </table:table-cell>
          <table:table-cell table:formula="of:=IF([.A14]&lt;&gt;&quot;&quot;; [.B14] &amp; &quot; = JsonUtil.Get&quot; &amp; [.D14] &amp; &quot;Value(&quot; &amp; [.$B$1] &amp; &quot;, &quot;&quot;&quot; &amp; [.B14] &amp; &quot;&quot;&quot;)&quot;; &quot;&quot;)" office:value-type="string" office:string-value="baseAlphaFemale = JsonUtil.GetIntValue(configFile, &quot;baseAlphaFemale&quot;)" calcext:value-type="string">
            <text:p>baseAlphaFemale = JsonUtil.GetIntValue(configFile, "baseAlphaFemal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exAlphaFemale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&quot; &amp; [.B15] &amp; [.E15] &amp; &quot;)&quot;; &quot;&quot;)" office:value-type="string" office:string-value="JsonUtil.SetIntValue(configFile, &quot;sexAlphaFemale&quot;, sexAlphaFemale)" calcext:value-type="string">
            <text:p>JsonUtil.SetIntValue(configFile, "sexAlphaFemale", sexAlphaFemale)</text:p>
          </table:table-cell>
          <table:table-cell table:formula="of:=IF([.A15]&lt;&gt;&quot;&quot;; [.B15] &amp; &quot; = JsonUtil.Get&quot; &amp; [.D15] &amp; &quot;Value(&quot; &amp; [.$B$1] &amp; &quot;, &quot;&quot;&quot; &amp; [.B15] &amp; &quot;&quot;&quot;)&quot;; &quot;&quot;)" office:value-type="string" office:string-value="sexAlphaFemale = JsonUtil.GetIntValue(configFile, &quot;sexAlphaFemale&quot;)" calcext:value-type="string">
            <text:p>sexAlphaFemale = JsonUtil.GetIntValue(configFile, "sexAlphaFemal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deAlphaFemale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>
            <text:p/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&quot; &amp; [.B16] &amp; [.E16] &amp; &quot;)&quot;; &quot;&quot;)" office:value-type="string" office:string-value="JsonUtil.SetIntValue(configFile, &quot;nudeAlphaFemale&quot;, nudeAlphaFemale)" calcext:value-type="string">
            <text:p>JsonUtil.SetIntValue(configFile, "nudeAlphaFemale", nudeAlphaFemale)</text:p>
          </table:table-cell>
          <table:table-cell table:formula="of:=IF([.A16]&lt;&gt;&quot;&quot;; [.B16] &amp; &quot; = JsonUtil.Get&quot; &amp; [.D16] &amp; &quot;Value(&quot; &amp; [.$B$1] &amp; &quot;, &quot;&quot;&quot; &amp; [.B16] &amp; &quot;&quot;&quot;)&quot;; &quot;&quot;)" office:value-type="string" office:string-value="nudeAlphaFemale = JsonUtil.GetIntValue(configFile, &quot;nudeAlphaFemale&quot;)" calcext:value-type="string">
            <text:p>nudeAlphaFemale = JsonUtil.GetIntValue(configFile, "nudeAlphaFemale"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isableKhajiit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&quot; &amp; [.B18] &amp; [.E18] &amp; &quot;)&quot;; &quot;&quot;)" office:value-type="string" office:string-value="JsonUtil.SetIntValue(configFile, &quot;disableKhajiit&quot;, disableKhajiit as int)" calcext:value-type="string">
            <text:p>JsonUtil.SetIntValue(configFile, "disableKhajiit", disableKhajiit as int)</text:p>
          </table:table-cell>
          <table:table-cell table:formula="of:=IF([.A18]&lt;&gt;&quot;&quot;; [.B18] &amp; &quot; = JsonUtil.Get&quot; &amp; [.D18] &amp; &quot;Value(&quot; &amp; [.$B$1] &amp; &quot;, &quot;&quot;&quot; &amp; [.B18] &amp; &quot;&quot;&quot;)&quot;; &quot;&quot;)" office:value-type="string" office:string-value="disableKhajiit = JsonUtil.GetIntValue(configFile, &quot;disableKhajiit&quot;)" calcext:value-type="string">
            <text:p>disableKhajiit = JsonUtil.GetIntValue(configFile, "disableKhajii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isableArgonian</text:p>
          </table:table-cell>
          <table:table-cell/>
          <table:table-cell table:formula="of:=T(IF([.A19]=&quot;bool&quot;; &quot;Int&quot;; PROPER([.A19])))" office:value-type="string" office:string-value="Int" calcext:value-type="string">
            <text:p>Int</text:p>
          </table:table-cell>
          <table:table-cell table:formula="of:=T(IF([.A1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&quot; &amp; [.B19] &amp; [.E19] &amp; &quot;)&quot;; &quot;&quot;)" office:value-type="string" office:string-value="JsonUtil.SetIntValue(configFile, &quot;disableArgonian&quot;, disableArgonian as int)" calcext:value-type="string">
            <text:p>JsonUtil.SetIntValue(configFile, "disableArgonian", disableArgonian as int)</text:p>
          </table:table-cell>
          <table:table-cell table:formula="of:=IF([.A19]&lt;&gt;&quot;&quot;; [.B19] &amp; &quot; = JsonUtil.Get&quot; &amp; [.D19] &amp; &quot;Value(&quot; &amp; [.$B$1] &amp; &quot;, &quot;&quot;&quot; &amp; [.B19] &amp; &quot;&quot;&quot;)&quot;; &quot;&quot;)" office:value-type="string" office:string-value="disableArgonian = JsonUtil.GetIntValue(configFile, &quot;disableArgonian&quot;)" calcext:value-type="string">
            <text:p>disableArgonian = JsonUtil.GetIntValue(configFile, "disableArgonian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00/00/00</text:date>, <text:time style:data-style-name="N2" text:time-value="23:54:32.51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18T23:59:22.783000000</dc:date>
    <meta:editing-duration>PT19M57S</meta:editing-duration>
    <meta:editing-cycles>3</meta:editing-cycles>
    <meta:generator>LibreOffice/6.3.5.2$Windows_X86_64 LibreOffice_project/dd0751754f11728f69b42ee2af66670068624673</meta:generator>
    <meta:document-statistic meta:table-count="1" meta:cell-count="81" meta:object-count="0"/>
  </office:meta>
</office:document-meta>
</file>